
<file path=META-INF/manifest.xml><?xml version="1.0" encoding="utf-8"?>
<manifest:manifest xmlns:manifest="urn:oasis:names:tc:opendocument:xmlns:manifest:1.0">
  <manifest:file-entry manifest:full-path="Object 3/" manifest:media-type="application/vnd.oasis.opendocument.spreadsheet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7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Replacements/Object 6" manifest:media-type=""/>
  <manifest:file-entry manifest:full-path="Object 7" manifest:media-type="application/octet-stream"/>
  <manifest:file-entry manifest:full-path="Object 6" manifest:media-type="application/octet-stream"/>
  <manifest:file-entry manifest:full-path="media/image2.emf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media/image1.emf" manifest:media-type="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styles.xml" manifest:media-type="text/xml"/>
  <manifest:file-entry manifest:full-path="Object 2/content.xml" manifest:media-type="text/xml"/>
  <manifest:file-entry manifest:full-path="Object 3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1" style:master-page-name="MP0" style:family="paragraph">
      <style:paragraph-properties fo:break-before="page" fo:text-align="center" fo:margin-top="0in" fo:margin-bottom="0.118in" fo:margin-left="0in">
        <style:tab-stops>
          <style:tab-stop style:type="left" style:position="0.2777in"/>
          <style:tab-stop style:type="right" style:leader-style="dotted" style:leader-text="." style:position="6.9416in"/>
        </style:tab-stops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left="0.1965in" fo:text-indent="0.1965in">
        <style:tab-stops/>
      </style:paragraph-properties>
      <style:text-properties fo:font-size="10pt" style:font-size-asian="10pt"/>
    </style:style>
    <style:style style:name="P42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3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4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style:text-position="super 65%"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style:text-position="super 65%" fo:font-size="10pt" style:font-size-asian="10pt"/>
    </style:style>
    <style:style style:name="P50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style:text-position="super 65%" fo:font-size="10pt" style:font-size-asian="10pt"/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style:text-position="super 65%" fo:font-size="10pt" style:font-size-asian="10pt"/>
    </style:style>
    <style:style style:name="P55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6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7" style:parent-style-name="Standard" style:family="paragraph">
      <style:paragraph-properties fo:margin-left="0.1965in">
        <style:tab-stops/>
      </style:paragraph-properties>
    </style:style>
    <style:style style:name="T58" style:parent-style-name="DefaultParagraphFont" style:family="text">
      <style:text-properties fo:font-size="10pt" style:font-size-asian="10pt"/>
    </style:style>
    <style:style style:name="T59" style:parent-style-name="DefaultParagraphFont" style:family="text">
      <style:text-properties fo:font-style="italic" style:font-style-asian="italic" fo:font-size="10pt" style:font-size-asian="10pt"/>
    </style:style>
    <style:style style:name="T60" style:parent-style-name="DefaultParagraphFont" style:family="text">
      <style:text-properties fo:font-size="10pt" style:font-size-asian="10pt"/>
    </style:style>
    <style:style style:name="P61" style:parent-style-name="Standard" style:family="paragraph">
      <style:text-properties fo:font-size="10pt" style:font-size-asian="10pt"/>
    </style:style>
    <style:style style:name="P62" style:parent-style-name="Standard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64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5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6" style:parent-style-name="Standard" style:list-style-name="WW8Num16" style:family="paragraph">
      <style:paragraph-properties fo:margin-bottom="0.0395in" fo:margin-left="0.3937in" fo:text-indent="0in">
        <style:tab-stops/>
      </style:paragraph-properties>
      <style:text-properties fo:font-size="10pt" style:font-size-asian="10pt"/>
    </style:style>
    <style:style style:name="P67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size="10pt" style:font-size-asian="10pt"/>
    </style:style>
    <style:style style:name="P70" style:parent-style-name="Standard" style:family="paragraph">
      <style:paragraph-properties fo:text-align="center"/>
      <style:text-properties fo:color="#FF0000" fo:font-size="10pt" style:font-size-asian="10pt"/>
    </style:style>
    <style:style style:name="P71" style:parent-style-name="Standard" style:family="paragraph">
      <style:paragraph-properties fo:text-align="center"/>
    </style:style>
    <style:style style:name="P72" style:parent-style-name="Header" style:family="paragraph">
      <style:paragraph-properties fo:margin-left="0.3937in">
        <style:tab-stops/>
      </style:paragraph-properties>
    </style:style>
    <style:style style:name="T73" style:parent-style-name="DefaultParagraphFont" style:family="text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fo:font-size="10pt" style:font-size-asian="10pt"/>
    </style:style>
    <style:style style:name="T75" style:parent-style-name="DefaultParagraphFont" style:family="text">
      <style:text-properties fo:font-size="10pt" style:font-size-asian="10pt"/>
    </style:style>
    <style:style style:name="P76" style:parent-style-name="Header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9" style:parent-style-name="Standard" style:list-style-name="WW8Num59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80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1" style:parent-style-name="DefaultParagraphFont" style:family="text">
      <style:text-properties fo:font-size="10pt" style:font-size-asian="10pt"/>
    </style:style>
    <style:style style:name="T82" style:parent-style-name="DefaultParagraphFont" style:family="text">
      <style:text-properties fo:font-style="italic" style:font-style-asian="italic" fo:font-size="10pt" style:font-size-asian="10pt"/>
    </style:style>
    <style:style style:name="T83" style:parent-style-name="DefaultParagraphFont" style:family="text">
      <style:text-properties fo:font-size="10pt" style:font-size-asian="10pt"/>
    </style:style>
    <style:style style:name="P84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5" style:parent-style-name="DefaultParagraphFont" style:family="text">
      <style:text-properties fo:font-size="10pt" style:font-size-asian="10pt"/>
    </style:style>
    <style:style style:name="T86" style:parent-style-name="DefaultParagraphFont" style:family="text">
      <style:text-properties fo:font-style="italic" style:font-style-asian="italic" fo:font-size="10pt" style:font-size-asian="10pt"/>
    </style:style>
    <style:style style:name="T87" style:parent-style-name="DefaultParagraphFont" style:family="text">
      <style:text-properties fo:font-size="10pt" style:font-size-asian="10pt"/>
    </style:style>
    <style:style style:name="T88" style:parent-style-name="DefaultParagraphFont" style:family="text">
      <style:text-properties fo:font-size="10pt" style:font-size-asian="10pt"/>
    </style:style>
    <style:style style:name="P89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0" style:parent-style-name="DefaultParagraphFont" style:family="text">
      <style:text-properties fo:font-size="10pt" style:font-size-asian="10pt"/>
    </style:style>
    <style:style style:name="T91" style:parent-style-name="DefaultParagraphFont" style:family="text">
      <style:text-properties style:text-position="super 65%" fo:font-size="10pt" style:font-size-asian="10pt"/>
    </style:style>
    <style:style style:name="T92" style:parent-style-name="DefaultParagraphFont" style:family="text">
      <style:text-properties fo:font-size="10pt" style:font-size-asian="10pt"/>
    </style:style>
    <style:style style:name="T93" style:parent-style-name="DefaultParagraphFont" style:family="text">
      <style:text-properties style:text-position="super 65%" fo:font-size="10pt" style:font-size-asian="10pt"/>
    </style:style>
    <style:style style:name="T94" style:parent-style-name="DefaultParagraphFont" style:family="text">
      <style:text-properties fo:font-size="10pt" style:font-size-asian="10pt"/>
    </style:style>
    <style:style style:name="T95" style:parent-style-name="DefaultParagraphFont" style:family="text">
      <style:text-properties fo:font-style="italic" style:font-style-asian="italic" fo:font-size="10pt" style:font-size-asian="10pt"/>
    </style:style>
    <style:style style:name="T96" style:parent-style-name="DefaultParagraphFont" style:family="text">
      <style:text-properties fo:font-size="10pt" style:font-size-asian="10pt"/>
    </style:style>
    <style:style style:name="P97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8" style:parent-style-name="DefaultParagraphFont" style:family="text">
      <style:text-properties fo:font-size="10pt" style:font-size-asian="10pt"/>
    </style:style>
    <style:style style:name="T99" style:parent-style-name="DefaultParagraphFont" style:family="text">
      <style:text-properties style:text-position="super 65%" fo:font-size="10pt" style:font-size-asian="10pt"/>
    </style:style>
    <style:style style:name="T100" style:parent-style-name="DefaultParagraphFont" style:family="text">
      <style:text-properties fo:font-size="10pt" style:font-size-asian="10pt"/>
    </style:style>
    <style:style style:name="T101" style:parent-style-name="DefaultParagraphFont" style:family="text">
      <style:text-properties style:text-position="super 65%" fo:font-size="10pt" style:font-size-asian="10pt"/>
    </style:style>
    <style:style style:name="T102" style:parent-style-name="DefaultParagraphFont" style:family="text">
      <style:text-properties fo:font-size="10pt" style:font-size-asian="10pt"/>
    </style:style>
    <style:style style:name="T103" style:parent-style-name="DefaultParagraphFont" style:family="text">
      <style:text-properties fo:font-style="italic" style:font-style-asian="italic" fo:font-size="10pt" style:font-size-asian="10pt"/>
    </style:style>
    <style:style style:name="T104" style:parent-style-name="DefaultParagraphFont" style:family="text">
      <style:text-properties fo:font-size="10pt" style:font-size-asian="10pt"/>
    </style:style>
    <style:style style:name="T105" style:parent-style-name="DefaultParagraphFont" style:family="text">
      <style:text-properties fo:font-size="10pt" style:font-size-asian="10pt"/>
    </style:style>
    <style:style style:name="P106" style:parent-style-name="Standard" style:list-style-name="WW8Num41" style:family="paragraph">
      <style:paragraph-properties fo:margin-left="0.3937in" fo:text-indent="0in">
        <style:tab-stops>
          <style:tab-stop style:type="left" style:position="-0.2416in"/>
        </style:tab-stops>
      </style:paragraph-properties>
      <style:text-properties fo:font-size="10pt" style:font-size-asian="10pt"/>
    </style:style>
    <style:style style:name="P107" style:parent-style-name="Standard" style:list-style-name="WW8Num59" style:family="paragraph">
      <style:paragraph-properties fo:margin-bottom="0.0395in" fo:margin-left="0.3937in" fo:text-indent="0in">
        <style:tab-stops/>
      </style:paragraph-properties>
    </style:style>
    <style:style style:name="T108" style:parent-style-name="DefaultParagraphFont" style:family="text">
      <style:text-properties fo:font-size="10pt" style:font-size-asian="10pt"/>
    </style:style>
    <style:style style:name="T109" style:parent-style-name="DefaultParagraphFont" style:family="text">
      <style:text-properties style:text-position="super 65%" fo:font-size="10pt" style:font-size-asian="10pt"/>
    </style:style>
    <style:style style:name="T110" style:parent-style-name="DefaultParagraphFont" style:family="text">
      <style:text-properties fo:font-size="10pt" style:font-size-asian="10pt"/>
    </style:style>
    <style:style style:name="T111" style:parent-style-name="DefaultParagraphFont" style:family="text">
      <style:text-properties style:text-position="super 65%" fo:font-size="10pt" style:font-size-asian="10pt"/>
    </style:style>
    <style:style style:name="T112" style:parent-style-name="DefaultParagraphFont" style:family="text">
      <style:text-properties fo:font-size="10pt" style:font-size-asian="10pt"/>
    </style:style>
    <style:style style:name="T113" style:parent-style-name="DefaultParagraphFont" style:family="text">
      <style:text-properties style:text-position="super 65%" fo:font-size="10pt" style:font-size-asian="10pt"/>
    </style:style>
    <style:style style:name="T114" style:parent-style-name="DefaultParagraphFont" style:family="text">
      <style:text-properties fo:font-size="10pt" style:font-size-asian="10pt"/>
    </style:style>
    <style:style style:name="T115" style:parent-style-name="DefaultParagraphFont" style:family="text">
      <style:text-properties style:text-position="super 65%" fo:font-size="10pt" style:font-size-asian="10pt"/>
    </style:style>
    <style:style style:name="T116" style:parent-style-name="DefaultParagraphFont" style:family="text">
      <style:text-properties fo:font-size="10pt" style:font-size-asian="10pt"/>
    </style:style>
    <style:style style:name="P117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18" style:parent-style-name="Standard" style:family="paragraph">
      <style:paragraph-properties fo:text-align="center"/>
      <style:text-properties fo:font-size="10pt" style:font-size-asian="10pt"/>
    </style:style>
    <style:style style:name="P119" style:parent-style-name="Standard" style:family="paragraph">
      <style:paragraph-properties fo:text-align="center"/>
    </style:style>
    <style:style style:name="T120" style:parent-style-name="DefaultParagraphFont" style:family="text">
      <style:text-properties fo:font-size="10pt" style:font-size-asian="10pt"/>
    </style:style>
    <style:style style:name="P121" style:parent-style-name="Standard" style:family="paragraph">
      <style:paragraph-properties fo:text-align="center"/>
    </style:style>
    <style:style style:name="T122" style:parent-style-name="DefaultParagraphFont" style:family="text">
      <style:text-properties fo:color="#FF0000" fo:font-size="10pt" style:font-size-asian="10pt"/>
    </style:style>
    <style:style style:name="P123" style:parent-style-name="Standard" style:family="paragraph">
      <style:paragraph-properties fo:text-align="center"/>
      <style:text-properties fo:font-size="10pt" style:font-size-asian="10pt"/>
    </style:style>
    <style:style style:name="P124" style:parent-style-name="Header" style:family="paragraph">
      <style:paragraph-properties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indent="0.4in"/>
      <style:text-properties fo:font-size="10pt" style:font-size-asian="10pt"/>
    </style:style>
    <style:style style:name="P126" style:parent-style-name="Standard" style:family="paragraph">
      <style:paragraph-properties fo:text-align="center"/>
    </style:style>
    <style:style style:name="T127" style:parent-style-name="DefaultParagraphFont" style:family="text">
      <style:text-properties fo:font-size="10pt" style:font-size-asian="10pt"/>
    </style:style>
    <style:style style:name="P128" style:parent-style-name="Standard" style:family="paragraph">
      <style:paragraph-properties fo:text-align="center"/>
    </style:style>
    <style:style style:name="T129" style:parent-style-name="DefaultParagraphFont" style:family="text">
      <style:text-properties fo:color="#FF0000" fo:font-size="10pt" style:font-size-asian="10pt"/>
    </style:style>
    <style:style style:name="P130" style:parent-style-name="Standard" style:family="paragraph">
      <style:paragraph-properties fo:text-align="center"/>
      <style:text-properties fo:font-size="10pt" style:font-size-asian="10pt"/>
    </style:style>
    <style:style style:name="P131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33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4" style:parent-style-name="DefaultParagraphFont" style:family="text">
      <style:text-properties fo:font-size="10pt" style:font-size-asian="10pt"/>
    </style:style>
    <style:style style:name="T135" style:parent-style-name="DefaultParagraphFont" style:family="text">
      <style:text-properties fo:font-weight="bold" style:font-weight-asian="bold" fo:font-size="10pt" style:font-size-asian="10pt"/>
    </style:style>
    <style:style style:name="T136" style:parent-style-name="DefaultParagraphFont" style:family="text">
      <style:text-properties fo:font-size="10pt" style:font-size-asian="10pt"/>
    </style:style>
    <style:style style:name="P137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8" style:parent-style-name="DefaultParagraphFont" style:family="text">
      <style:text-properties fo:font-size="10pt" style:font-size-asian="10pt"/>
    </style:style>
    <style:style style:name="T139" style:parent-style-name="DefaultParagraphFont" style:family="text">
      <style:text-properties style:text-position="super 65%" fo:font-size="10pt" style:font-size-asian="10pt"/>
    </style:style>
    <style:style style:name="T140" style:parent-style-name="DefaultParagraphFont" style:family="text">
      <style:text-properties fo:font-size="10pt" style:font-size-asian="10pt"/>
    </style:style>
    <style:style style:name="T141" style:parent-style-name="DefaultParagraphFont" style:family="text">
      <style:text-properties style:text-position="super 65%" fo:font-size="10pt" style:font-size-asian="10pt"/>
    </style:style>
    <style:style style:name="T142" style:parent-style-name="DefaultParagraphFont" style:family="text">
      <style:text-properties fo:font-size="10pt" style:font-size-asian="10pt"/>
    </style:style>
    <style:style style:name="P143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4" style:parent-style-name="DefaultParagraphFont" style:family="text">
      <style:text-properties fo:font-size="10pt" style:font-size-asian="10pt"/>
    </style:style>
    <style:style style:name="T145" style:parent-style-name="DefaultParagraphFont" style:family="text">
      <style:text-properties fo:font-style="italic" style:font-style-asian="italic" fo:font-size="10pt" style:font-size-asian="10pt"/>
    </style:style>
    <style:style style:name="T146" style:parent-style-name="DefaultParagraphFont" style:family="text">
      <style:text-properties fo:font-size="10pt" style:font-size-asian="10pt"/>
    </style:style>
    <style:style style:name="P147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8" style:parent-style-name="DefaultParagraphFont" style:family="text">
      <style:text-properties fo:font-size="10pt" style:font-size-asian="10pt"/>
    </style:style>
    <style:style style:name="T149" style:parent-style-name="DefaultParagraphFont" style:family="text">
      <style:text-properties fo:font-style="italic" style:font-style-asian="italic" fo:font-size="10pt" style:font-size-asian="10pt"/>
    </style:style>
    <style:style style:name="T150" style:parent-style-name="DefaultParagraphFont" style:family="text">
      <style:text-properties fo:font-size="10pt" style:font-size-asian="10pt"/>
    </style:style>
    <style:style style:name="P151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52" style:parent-style-name="DefaultParagraphFont" style:family="text">
      <style:text-properties fo:font-size="10pt" style:font-size-asian="10pt"/>
    </style:style>
    <style:style style:name="T153" style:parent-style-name="DefaultParagraphFont" style:family="text">
      <style:text-properties fo:font-size="10pt" style:font-size-asian="10pt"/>
    </style:style>
    <style:style style:name="T154" style:parent-style-name="DefaultParagraphFont" style:family="text">
      <style:text-properties fo:font-style="italic" style:font-style-asian="italic" fo:font-size="10pt" style:font-size-asian="10pt"/>
    </style:style>
    <style:style style:name="T155" style:parent-style-name="DefaultParagraphFont" style:family="text">
      <style:text-properties fo:font-size="10pt" style:font-size-asian="10pt"/>
    </style:style>
    <style:style style:name="T156" style:parent-style-name="DefaultParagraphFont" style:family="text">
      <style:text-properties style:text-position="super 65%" fo:font-size="10pt" style:font-size-asian="10pt"/>
    </style:style>
    <style:style style:name="T157" style:parent-style-name="DefaultParagraphFont" style:family="text">
      <style:text-properties fo:font-size="10pt" style:font-size-asian="10pt"/>
    </style:style>
    <style:style style:name="T158" style:parent-style-name="DefaultParagraphFont" style:family="text">
      <style:text-properties style:text-position="super 65%" fo:font-size="10pt" style:font-size-asian="10pt"/>
    </style:style>
    <style:style style:name="T159" style:parent-style-name="DefaultParagraphFont" style:family="text">
      <style:text-properties fo:font-size="10pt" style:font-size-asian="10pt"/>
    </style:style>
    <style:style style:name="P160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1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2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3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4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  <style:text-properties fo:font-size="6pt" style:font-size-asian="6pt"/>
    </style:style>
    <style:style style:name="P167" style:parent-style-name="Standard" style:family="paragraph">
      <style:paragraph-properties fo:text-align="justify"/>
    </style:style>
    <style:style style:name="T168" style:parent-style-name="DefaultParagraphFont" style:family="text">
      <style:text-properties fo:font-size="10pt" style:font-size-asian="10pt"/>
    </style:style>
    <style:style style:name="T169" style:parent-style-name="DefaultParagraphFont" style:family="text">
      <style:text-properties style:text-position="super 65%" fo:font-size="10pt" style:font-size-asian="10pt"/>
    </style:style>
    <style:style style:name="T170" style:parent-style-name="DefaultParagraphFont" style:family="text">
      <style:text-properties fo:font-size="10pt" style:font-size-asian="10pt"/>
    </style:style>
    <style:style style:name="T171" style:parent-style-name="DefaultParagraphFont" style:family="text">
      <style:text-properties style:text-position="super 65%" fo:font-size="10pt" style:font-size-asian="10pt"/>
    </style:style>
    <style:style style:name="T172" style:parent-style-name="DefaultParagraphFont" style:family="text">
      <style:text-properties fo:font-size="10pt" style:font-size-asian="10pt"/>
    </style:style>
    <style:style style:name="P173" style:parent-style-name="Standard" style:family="paragraph">
      <style:paragraph-properties fo:text-align="center"/>
      <style:text-properties fo:font-size="10pt" style:font-size-asian="10pt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  <style:text-properties fo:font-size="10pt" style:font-size-asian="10pt"/>
    </style:style>
    <style:style style:name="P176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text-align="justify" fo:margin-left="0.3937in" fo:text-indent="0.1965in">
        <style:tab-stops/>
      </style:paragraph-properties>
    </style:style>
    <style:style style:name="T179" style:parent-style-name="DefaultParagraphFont" style:family="text">
      <style:text-properties fo:font-size="10pt" style:font-size-asian="10pt"/>
    </style:style>
    <style:style style:name="T180" style:parent-style-name="DefaultParagraphFont" style:family="text">
      <style:text-properties fo:font-style="italic" style:font-style-asian="italic" fo:font-size="10pt" style:font-size-asian="10pt"/>
    </style:style>
    <style:style style:name="T181" style:parent-style-name="DefaultParagraphFont" style:family="text">
      <style:text-properties fo:font-size="10pt" style:font-size-asian="10pt"/>
    </style:style>
    <style:style style:name="T182" style:parent-style-name="DefaultParagraphFont" style:family="text">
      <style:text-properties style:text-position="super 65%" fo:font-size="10pt" style:font-size-asian="10pt"/>
    </style:style>
    <style:style style:name="T183" style:parent-style-name="DefaultParagraphFont" style:family="text">
      <style:text-properties fo:font-size="10pt" style:font-size-asian="10pt"/>
    </style:style>
    <style:style style:name="T184" style:parent-style-name="DefaultParagraphFont" style:family="text">
      <style:text-properties style:text-position="super 65%" fo:font-size="10pt" style:font-size-asian="10pt"/>
    </style:style>
    <style:style style:name="T185" style:parent-style-name="DefaultParagraphFont" style:family="text">
      <style:text-properties fo:font-size="10pt" style:font-size-asian="10pt"/>
    </style:style>
    <style:style style:name="T186" style:parent-style-name="DefaultParagraphFont" style:family="text">
      <style:text-properties fo:font-size="10pt" style:font-size-asian="10pt"/>
    </style:style>
    <style:style style:name="T187" style:parent-style-name="DefaultParagraphFont" style:family="text">
      <style:text-properties fo:font-style="italic" style:font-style-asian="italic" fo:font-size="10pt" style:font-size-asian="10pt"/>
    </style:style>
    <style:style style:name="T188" style:parent-style-name="DefaultParagraphFont" style:family="text">
      <style:text-properties fo:font-size="10pt" style:font-size-asian="10pt"/>
    </style:style>
    <style:style style:name="P189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0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1" style:parent-style-name="Standard" style:list-style-name="WW8Num12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2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3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4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5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6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7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8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9" style:parent-style-name="Standard" style:family="paragraph">
      <style:text-properties fo:font-size="10pt" style:font-size-asian="10pt"/>
    </style:style>
    <style:style style:name="P200" style:parent-style-name="Standard" style:family="paragraph">
      <style:text-properties fo:font-size="10pt" style:font-size-asian="10pt"/>
    </style:style>
    <style:style style:name="P201" style:parent-style-name="Standard" style:family="paragraph">
      <style:text-properties fo:font-size="10pt" style:font-size-asian="10pt"/>
    </style:style>
    <style:style style:name="P202" style:parent-style-name="Standard" style:family="paragraph">
      <style:text-properties fo:font-size="10pt" style:font-size-asian="10pt"/>
    </style:style>
    <style:style style:name="P203" style:parent-style-name="Standard" style:family="paragraph">
      <style:text-properties fo:font-size="10pt" style:font-size-asian="10pt"/>
    </style:style>
    <style:style style:name="P204" style:parent-style-name="Standard" style:family="paragraph">
      <style:text-properties fo:font-size="10pt" style:font-size-asian="10pt"/>
    </style:style>
    <style:style style:name="P205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06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07" style:parent-style-name="Standard" style:family="paragraph">
      <style:text-properties fo:font-size="10pt" style:font-size-asian="10pt"/>
    </style:style>
    <style:style style:name="P208" style:parent-style-name="Standard" style:family="paragraph">
      <style:paragraph-properties fo:text-align="center"/>
    </style:style>
    <style:style style:name="T209" style:parent-style-name="DefaultParagraphFont" style:family="text">
      <style:text-properties fo:font-size="10pt" style:font-size-asian="10pt"/>
    </style:style>
    <style:style style:name="P210" style:parent-style-name="Standard" style:family="paragraph">
      <style:paragraph-properties fo:text-align="center"/>
    </style:style>
    <style:style style:name="T211" style:parent-style-name="DefaultParagraphFont" style:family="text">
      <style:text-properties fo:font-size="10pt" style:font-size-asian="10pt"/>
    </style:style>
    <style:style style:name="P212" style:parent-style-name="Standard" style:family="paragraph">
      <style:text-properties fo:font-size="10pt" style:font-size-asian="10pt"/>
    </style:style>
    <style:style style:name="P213" style:parent-style-name="Standard" style:family="paragraph">
      <style:text-properties fo:font-size="10pt" style:font-size-asian="10pt"/>
    </style:style>
    <style:style style:name="P214" style:parent-style-name="Standard" style:family="paragraph">
      <style:paragraph-properties fo:text-align="center"/>
    </style:style>
    <style:style style:name="P215" style:parent-style-name="Standard" style:family="paragraph">
      <style:paragraph-properties fo:text-align="center"/>
    </style:style>
    <style:style style:name="P216" style:parent-style-name="Standard" style:family="paragraph">
      <style:paragraph-properties fo:text-align="center"/>
    </style:style>
    <style:style style:name="P217" style:parent-style-name="H2" style:family="paragraph">
      <style:paragraph-properties fo:text-align="center" fo:margin-top="0in" fo:margin-bottom="0in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u fonctionnement du stade d’eau vive</text:p>
      <text:p text:style-name="P41">À partir de la présentation du stade d’eau vive décrite dans le dossier technique (qui vous a été préalablement remis), des courbes de<text:s/>marées (annexes 4.1 pages 6 et 7 du présent document) <text:s/>et des hypothèses suivantes :</text:p>
      <text:list text:style-name="WW8Num10" text:continue-numbering="true">
        <text:list-item>
          <text:p text:style-name="P42">la hauteur des vannes totalement relevées est de 2 m au dessus du radier ?</text:p>
        </text:list-item>
        <text:list-item>
          <text:p text:style-name="P43">la hauteur de la lame d’eau au dessus du sommet de cette vanne doit être de :</text:p>
        </text:list-item>
      </text:list>
      <text:list text:style-name="WW8Num3" text:continue-numbering="true">
        <text:list-item>
          <text:p text:style-name="P44"><text:span text:style-name="T45">0,4 m pour obtenir</text:span><text:span text:style-name="T46"><text:s/>un débit de 4 <text:s/>m</text:span><text:span text:style-name="T47">3</text:span><text:span text:style-name="T48">.s</text:span><text:span text:style-name="T49">-1 <text:s text:c="2"/></text:span></text:p>
        </text:list-item>
        <text:list-item>
          <text:p text:style-name="P50"><text:span text:style-name="T51">0,9 m pour obtenir un débit de 14 m</text:span><text:span text:style-name="T52">3</text:span><text:span text:style-name="T53">.s</text:span><text:span text:style-name="T54">-1</text:span></text:p>
        </text:list-item>
      </text:list>
      <text:list text:style-name="WW8Num41" text:continue-numbering="true">
        <text:list-item>
          <text:p text:style-name="P55">le stade est utilisable tant que le niveau de la mer est inférieur ou égal au point le plus bas du stade (0 m NGF)</text:p>
        </text:list-item>
        <text:list-item>
          <text:p text:style-name="P56">les courbes de marées fournies sont des courbes de marées idéales (durée de la marée = 12h, coefficients identiques le matin et le soir)</text:p>
        </text:list-item>
      </text:list>
      <text:p text:style-name="P57"><text:span text:style-name="T58">on étudiera successivement : le remplissage du bassin, son utilisation et le fonctionnement de la vanne<text:s/></text:span><text:span text:style-name="T59">omniflots</text:span><text:span text:style-name="T60">.</text:span></text:p>
      <text:p text:style-name="P61"/>
      <text:p text:style-name="P62">1-1) Étude du remplissage</text:p>
      <text:p text:style-name="P63">Hypothèses :</text:p>
      <text:list text:style-name="WW8Num16" text:continue-numbering="true">
        <text:list-item>
          <text:p text:style-name="P64">les vannes sont totalement affalées et<text:s/>permettent un remplissage optimal de la réserve</text:p>
        </text:list-item>
        <text:list-item>
          <text:p text:style-name="P65">on rappelle que les dimensions de la réserve sont 2000m x 60m</text:p>
        </text:list-item>
        <text:list-item>
          <text:p text:style-name="P66">à l’heure de Pleine Mer (PM), les deux vannes sont totalement relevées.</text:p>
        </text:list-item>
      </text:list>
      <text:p text:style-name="P67">À partir des courbes de marée fournies (pour les coefficients <text:s/>45, 60 et<text:s/>95, annexe 1 pages 3) et du profil du stade (voir dossier technique) , <text:s/>remplir le tableau ci dessous :</text:p>
      <text:p text:style-name="P68"><text:span text:style-name="T69"><draw:frame draw:z-index="251658240" draw:id="id0" draw:style-name="a0" draw:name="Object 8" text:anchor-type="as-char" svg:x="0in" svg:y="0in" svg:width="5.12917in" svg:height="1.65069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70">Conclusion : la rivière artificielle sera toujours utilisable après PM + 3, mais en fonction du coefficient<text:s/>de marée, le temps d’utilisation sera différent.</text:p>
      <text:p text:style-name="P71"/>
      <text:p text:style-name="P72"><text:span text:style-name="T73">Nota</text:span><text:span text:style-name="T74"> :</text:span><text:span text:style-name="T75"><text:tab/><text:s text:c="3"/>PM + 3 <text:s/>= <text:s/>heure de Pleine Mer + 3 heures</text:span></text:p>
      <text:p text:style-name="P76"/>
      <text:p text:style-name="P77">1-2) Etude de l’utilisation du stade</text:p>
      <text:p text:style-name="P78">Hypothèses :</text:p>
      <text:list text:style-name="WW8Num59" text:continue-numbering="true">
        <text:list-item>
          <text:p text:style-name="P79">le coefficient de marée a été suffisant pour remplir au maximum la réserve <text:s/>et les deux vannes sont<text:s/>totalement relevées.</text:p>
        </text:list-item>
        <text:list-item>
          <text:p text:style-name="P80"><text:span text:style-name="T81">la vanne<text:s/></text:span><text:span text:style-name="T82">stockVide</text:span><text:span text:style-name="T83"><text:s/>reste totalement relevée pendant toute la durée d’utilisation</text:span></text:p>
        </text:list-item>
        <text:list-item>
          <text:p text:style-name="P84"><text:span text:style-name="T85">on rappelle que l’abaissement du sommet de la vanne<text:s/></text:span><text:span text:style-name="T86">omniflots</text:span><text:span text:style-name="T87"><text:s/>permet de réguler le débit dans la rivière artificielle (voir paragraphe 2.8.1 <text:s/>page 7 du do</text:span><text:span text:style-name="T88">ssier technique):</text:span></text:p>
        </text:list-item>
      </text:list>
      <text:list text:style-name="WW8Num18" text:continue-numbering="true">
        <text:list-item>
          <text:p text:style-name="P89"><text:span text:style-name="T90">le débit de 4 m</text:span><text:span text:style-name="T91">3</text:span><text:span text:style-name="T92">.s</text:span><text:span text:style-name="T93">-1<text:s/></text:span><text:span text:style-name="T94">est obtenu quand le sommet de la vanne<text:s/></text:span><text:span text:style-name="T95">omniflots</text:span><text:span text:style-name="T96"><text:s/>est 0,4m plus bas que l’eau dans la réserve.</text:span></text:p>
        </text:list-item>
        <text:list-item>
          <text:p text:style-name="P97"><text:span text:style-name="T98">le débit de 14 m</text:span><text:span text:style-name="T99">3</text:span><text:span text:style-name="T100">.s</text:span><text:span text:style-name="T101">-1<text:s/></text:span><text:span text:style-name="T102">est obtenu quand le sommet de la vanne<text:s/></text:span><text:span text:style-name="T103">omniflots</text:span><text:span text:style-name="T104"><text:s/>est 0,9 m plus bas que le niveau de l’eau dans la ré</text:span><text:span text:style-name="T105">serve.</text:span></text:p>
        </text:list-item>
      </text:list>
      <text:list text:style-name="WW8Num41" text:continue-numbering="true">
        <text:list-item>
          <text:p text:style-name="P106">on rappelle que le stade est utilisable tant que le niveau de la mer est inférieur ou égal au point le plus bas du stade (0 m NGF)</text:p>
        </text:list-item>
      </text:list>
      <text:list text:style-name="WW8Num59" text:continue-numbering="true">
        <text:list-item>
          <text:p text:style-name="P107"><text:span text:style-name="T108">on étudie le fonctionnement pour les débits minimum (4 m</text:span><text:span text:style-name="T109">3</text:span><text:span text:style-name="T110">.s</text:span><text:span text:style-name="T111">-1</text:span><text:span text:style-name="T112">) et maximum (14 m</text:span><text:span text:style-name="T113">3</text:span><text:span text:style-name="T114">.s</text:span><text:span text:style-name="T115">-1</text:span><text:span text:style-name="T116">).</text:span></text:p>
        </text:list-item>
      </text:list>
      <text:p text:style-name="P117">Remplir le tableau suivant :</text:p>
      <text:p text:style-name="P118"/>
      <text:p text:style-name="P119"><text:span text:style-name="T120"><draw:frame draw:z-index="251658240" draw:id="id1" draw:style-name="a1" draw:name="Object 7" text:anchor-type="as-char" svg:x="0in" svg:y="0in" svg:width="6.575in" svg:height="1.45764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121"><text:span text:style-name="T122">Conclusion : en fonction du niveau des utilisateurs, le temps d’utilisation de la rivière varie. Plus le niveau est élevé, moins la rivière est utilisable longtemps.</text:span></text:p>
      <text:p text:style-name="P123"/>
      <text:soft-page-break/>
      <text:p text:style-name="P124">1-3) Horaires d’utilisation du stade</text:p>
      <text:p text:style-name="P125">A partir<text:s/>des courbes de marée fournies (annexe 4.1 pages 6 et 7), remplir le tableau suivant :</text:p>
      <text:p text:style-name="P126"><text:span text:style-name="T127"><draw:frame draw:z-index="251658240" draw:id="id2" draw:style-name="a2" draw:name="Object 9" text:anchor-type="as-char" svg:x="0in" svg:y="0in" svg:width="6.27569in" svg:height="1.22222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128"><text:span text:style-name="T129">Conclusion : le temps maximum d’utilisation de la rivière est de 6 heures.</text:span></text:p>
      <text:p text:style-name="P130"/>
      <text:p text:style-name="P131">1-4) Position <text:s/>de la vanne omniflots</text:p>
      <text:p text:style-name="P132">Hypothèses :</text:p>
      <text:list text:style-name="WW8Num54" text:continue-numbering="true">
        <text:list-item>
          <text:p text:style-name="P133"><text:span text:style-name="T134">le coefficient de marée a été suffisant<text:s/></text:span><text:span text:style-name="T135">pour remplir au maximum la réserve</text:span><text:span text:style-name="T136">,</text:span></text:p>
        </text:list-item>
        <text:list-item>
          <text:p text:style-name="P137"><text:span text:style-name="T138">le débit d’utilisation est constant et égal à 4 m</text:span><text:span text:style-name="T139">3</text:span><text:span text:style-name="T140">.s</text:span><text:span text:style-name="T141">-1</text:span><text:span text:style-name="T142">,</text:span></text:p>
        </text:list-item>
        <text:list-item>
          <text:p text:style-name="P143"><text:span text:style-name="T144">la vanne<text:s/></text:span><text:span text:style-name="T145">stockVide</text:span><text:span text:style-name="T146"><text:s/>reste totalement relevée,</text:span></text:p>
        </text:list-item>
        <text:list-item>
          <text:p text:style-name="P147"><text:span text:style-name="T148">la vanne<text:s/></text:span><text:span text:style-name="T149">omniflots</text:span><text:span text:style-name="T150"><text:s/>est totalement relevée de PM à PM +3,</text:span></text:p>
        </text:list-item>
        <text:list-item>
          <text:p text:style-name="P151"><text:span text:style-name="T152">à partir<text:s/></text:span><text:span text:style-name="T153">de PM + 3 la position <text:s/>de la vanne<text:s/></text:span><text:span text:style-name="T154">omniflots</text:span><text:span text:style-name="T155"><text:s/>doit permettre d’obtenir un débit de 4 m</text:span><text:span text:style-name="T156">3</text:span><text:span text:style-name="T157">.s</text:span><text:span text:style-name="T158">-1</text:span><text:span text:style-name="T159"><text:s/>pendant le plus longtemps possible.</text:span></text:p>
        </text:list-item>
      </text:list>
      <text:p text:style-name="P160"/>
      <text:p text:style-name="P161">Compléter le graphique ci-dessous (document réponse 1.4 page 9) qui doit représenter en fonction du temps :</text:p>
      <text:list text:style-name="WW8Num17" text:continue-numbering="true">
        <text:list-item>
          <text:p text:style-name="P162">la hauteur d’eau<text:s/>dans la réserve <text:s/>(trait plein)</text:p>
        </text:list-item>
        <text:list-item>
          <text:p text:style-name="P163">la hauteur du sommet de la vanne (trait pointillé)</text:p>
        </text:list-item>
      </text:list>
      <text:p text:style-name="P164"/>
      <text:p text:style-name="P165"><draw:frame draw:style-name="a3" draw:name="Picture 7" text:anchor-type="as-char" svg:x="0in" svg:y="0in" svg:width="7.28542in" svg:height="2.56597in" style:rel-width="scale" style:rel-height="scale"><draw:image xlink:href="media/image1.emf" xlink:type="simple" xlink:show="embed" xlink:actuate="onLoad"/><svg:title/><svg:desc/></draw:frame></text:p>
      <text:p text:style-name="P166"/>
      <text:p text:style-name="P167"><text:span text:style-name="T168">Reprendre la question précédente pour un débit de 14 m</text:span><text:span text:style-name="T169">3</text:span><text:span text:style-name="T170">.s</text:span><text:span text:style-name="T171">-1</text:span><text:span text:style-name="T172">.</text:span></text:p>
      <text:p text:style-name="P173"/>
      <text:p text:style-name="P174"><draw:frame draw:style-name="a4" draw:name="Picture 9" text:anchor-type="as-char" svg:x="0in" svg:y="0in" svg:width="6.78632in" svg:height="2.82388in" style:rel-width="scale" style:rel-height="scale"><draw:image xlink:href="media/image2.emf" xlink:type="simple" xlink:show="embed" xlink:actuate="onLoad"/><svg:title/><svg:desc/></draw:frame></text:p>
      <text:p text:style-name="P175"/>
      <text:p text:style-name="P176"/>
      <text:soft-page-break/>
      <text:p text:style-name="P177">1-5) Choix technologiques</text:p>
      <text:p text:style-name="P178"><text:span text:style-name="T179">Pour régler le débit de la vanne<text:s/></text:span><text:span text:style-name="T180">omniflots</text:span><text:span text:style-name="T181"><text:s/>(4 à 14 m</text:span><text:span text:style-name="T182">3</text:span><text:span text:style-name="T183">.s</text:span><text:span text:style-name="T184">-1</text:span><text:span text:style-name="T185">), il est nécessaire<text:s/></text:span><text:span text:style-name="T186">de déterminer la<text:s/></text:span><text:span text:style-name="T187">hauteur</text:span><text:span text:style-name="T188"><text:s/>de la lame d’eau (0,4m à 0,9m) au dessus de cette vanne.</text:span></text:p>
      <text:p text:style-name="P189">La mesure directe de cette grandeur étant difficilement réalisable, proposer une méthode permettant d’obtenir cette hauteur et indiquer quels sont le ou les capteurs nécessaires à cette détermination.</text:p>
      <text:p text:style-name="P190">On précisera pour chaque capteur nécessaire :</text:p>
      <text:list text:style-name="WW8Num12" text:continue-numbering="true">
        <text:list-item>
          <text:p text:style-name="P191">sa localisation géographique, <text:s/></text:p>
        </text:list-item>
      </text:list>
      <text:list text:style-name="WW8Num11" text:continue-numbering="true">
        <text:list-item>
          <text:p text:style-name="P192">la grandeur physique mesurée et son <text:s/>type (analogique, numérique, …),</text:p>
        </text:list-item>
        <text:list-item>
          <text:p text:style-name="P193">le type d’interface nécessaire (port, timer, cna , can, …) ,</text:p>
        </text:list-item>
      </text:list>
      <text:p text:style-name="P194"/>
      <text:p text:style-name="P195">Soit un capteur de pression :</text:p>
      <text:p text:style-name="P196"><text:tab/>- au fond de la réserve d’eau</text:p>
      <text:p text:style-name="P197"><text:tab/>- distance en mètres / type : analogique</text:p>
      <text:p text:style-name="P198"><text:tab/>-<text:s/></text:p>
      <text:p text:style-name="P199"/>
      <text:p text:style-name="P200">Soit trois capteurs de niveau :</text:p>
      <text:p text:style-name="P201"/>
      <text:p text:style-name="P202">Un débit-mètre :</text:p>
      <text:p text:style-name="P203"><text:tab/></text:p>
      <text:p text:style-name="P204"><text:tab/><text:tab/></text:p>
      <text:h text:style-name="Heading1" text:outline-level="1">Annexes</text:h>
      <text:p text:style-name="P205">Les courbes<text:s/>de marées fournies sont des courbes de marées idéales (durée de la marée = 12h, coefficients identiques le matin et le soir) et les heures de pleine mer (PM) ont été fixées à 0h00 et 12h00.</text:p>
      <text:p text:style-name="P206">Toutes les hauteurs sont référencées par rapport au 0 des cartes<text:s/>marines (niveau hydrographique)</text:p>
      <text:p text:style-name="P207"/>
      <text:p text:style-name="P208"><text:bookmark-start text:name="_1001392954"/><text:bookmark-start text:name="_1001356271"/><text:bookmark-start text:name="_1001313195"/><text:span text:style-name="T209"><draw:frame draw:z-index="251658240" draw:id="id3" draw:style-name="a5" draw:name="Objet3" text:anchor-type="as-char" svg:x="0in" svg:y="0in" svg:width="6.625in" svg:height="3.73472in" style:rel-width="scale" style:rel-height="scale"><draw:object-ole draw:class-id="00020907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bookmark-end text:name="_1001392954"/><text:bookmark-end text:name="_1001356271"/><text:bookmark-end text:name="_1001313195"/></text:p>
      <text:p text:style-name="P210"><text:bookmark-start text:name="_1001393430"/><text:bookmark-start text:name="_1001313319"/><text:span text:style-name="T211"><draw:frame draw:z-index="251658240" draw:id="id4" draw:style-name="a6" draw:name="Objet4" text:anchor-type="as-char" svg:x="0in" svg:y="0in" svg:width="6.69167in" svg:height="3.8875in" style:rel-width="scale" style:rel-height="scale"><draw:object-ole draw:class-id="00020907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bookmark-end text:name="_1001393430"/><text:bookmark-end text:name="_1001313319"/></text:p>
      <text:p text:style-name="P212"/>
      <text:p text:style-name="P213"/>
      <text:p text:style-name="P214"><text:bookmark-start text:name="_1001313441"/><draw:frame draw:z-index="251658240" draw:id="id5" draw:style-name="a7" draw:name="Objet5" text:anchor-type="as-char" svg:x="0in" svg:y="0in" svg:width="6.64583in" svg:height="4.10417in" style:rel-width="scale" style:rel-height="scale"><draw:object-ole draw:class-id="00020907-0000-0000-C000-000000000046" xlink:href="Object 6" xlink:type="simple" xlink:show="embed" xlink:actuate="onLoad"/><draw:image xlink:href="ObjectReplacements/Object 6" xlink:type="simple" xlink:show="embed" xlink:actuate="onLoad"/><svg:title/><svg:desc/></draw:frame><text:bookmark-end text:name="_1001313441"/></text:p>
      <text:p text:style-name="P215"/>
      <text:p text:style-name="Standard"/>
      <text:p text:style-name="P216"><text:bookmark-start text:name="_1011680346"/><text:bookmark-start text:name="_1001399608"/><draw:frame draw:z-index="251658240" draw:id="id6" draw:style-name="a8" draw:name="Objet6" text:anchor-type="as-char" svg:x="0in" svg:y="0in" svg:width="6.92014in" svg:height="3.62431in" style:rel-width="scale" style:rel-height="scale"><draw:object-ole draw:class-id="00020907-0000-0000-C000-000000000046" xlink:href="Object 7" xlink:type="simple" xlink:show="embed" xlink:actuate="onLoad"/><draw:image xlink:href="ObjectReplacements/Object 7" xlink:type="simple" xlink:show="embed" xlink:actuate="onLoad"/><svg:title/><svg:desc/></draw:frame><text:bookmark-end text:name="_1011680346"/><text:bookmark-end text:name="_1001399608"/></text:p>
      <text:p text:style-name="Title"/>
      <text:p text:style-name="Standard">Le niveau NGF est utilisé sur les cartes terrestres, il correspond au niveau de mi-marée (ici 5m hydrographique correspond à 0m NGF).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style="italic" style:font-style-asian="italic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margin-left="0.1388in">
        <style:tab-stops>
          <style:tab-stop style:type="left" style:position="0.1388in"/>
          <style:tab-stop style:type="right" style:leader-style="dotted" style:leader-text="." style:position="6.8027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4923in">
        <style:tab-stops>
          <style:tab-stop style:type="left" style:position="0.0631in"/>
          <style:tab-stop style:type="right" style:leader-style="dotted" style:leader-text="." style:position="6.4493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>
        <style:tab-stops>
          <style:tab-stop style:type="left" style:position="0.8333in"/>
          <style:tab-stop style:type="right" style:leader-style="dotted" style:leader-text="." style:position="6.941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sdetexte2" style:display-name="Corps de texte 2" style:family="paragraph" style:parent-style-name="Standard">
      <style:text-properties fo:color="#000000" fo:font-size="12pt" style:font-size-asian="12pt" fo:hyphenate="false"/>
    </style:style>
    <style:style style:name="H2" style:display-name="H2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1" style:display-name="H1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DefinitionTerm" style:display-name="Definition Term" style:family="paragraph" style:parent-style-name="Standard" style:next-style-name="DefinitionList">
      <style:text-properties fo:font-size="12pt" style:font-size-asian="12pt"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font-size="12pt" style:font-size-asian="12pt" fo:hyphenate="false"/>
    </style:style>
    <style:style style:name="Index1" style:display-name="Index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H3" style:display-name="H3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2pt" style:font-size-asian="12pt" fo:hyphenate="false"/>
    </style:style>
    <style:style style:name="H5" style:display-name="H5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6" style:display-name="H6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resse" style:display-name="Adresse" style:family="paragraph" style:parent-style-name="Standard" style:next-style-name="Standard">
      <style:text-properties fo:font-style="italic" style:font-style-asian="italic" fo:font-size="12pt" style:font-size-asian="12pt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font-size="12pt" style:font-size-asian="12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fo:hyphenate="false"/>
    </style:style>
    <style:style style:name="z-BottomofForm" style:display-name="z-Bottom of Form" style:family="paragraph" style:next-style-name="Standard">
      <style:paragraph-properties fo:widows="2" fo:orphans="2" fo:border="0.0104in double #000000" style:border-line-width="0.0034in 0.0034in 0.0034in" fo:padding="0in" style:shadow="none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z-TopofForm" style:display-name="z-Top of Form" style:family="paragraph" style:next-style-name="Standard">
      <style:paragraph-properties fo:widows="2" fo:orphans="2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Corpsdetexte3" style:display-name="Corps de texte 3" style:family="paragraph" style:parent-style-name="Standard">
      <style:text-properties fo:font-size="9pt" style:font-size-asian="9pt" fo:hyphenate="false"/>
    </style:style>
    <style:style style:name="Textbodyindent" style:display-name="Text body indent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left="0.3937in" fo:text-indent="-0.3937in">
        <style:tab-stops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etraitcorpsdetexte2" style:display-name="Retrait corps de texte 2" style:family="paragraph" style:parent-style-name="Standard">
      <style:paragraph-properties fo:text-align="justify" fo:text-indent="0.25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4z0" style:display-name="WW8Num14z0" style:family="text">
      <style:text-properties style:font-name="Symbol" style:use-window-font-color="true" fo:font-size="14pt" style:font-size-asian="14pt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1z0" style:display-name="WW8Num31z0" style:family="text">
      <style:text-properties style:font-name="Symbol" style:use-window-font-color="true" fo:font-size="14pt" style:font-size-asian="14pt"/>
    </style:style>
    <style:style style:name="WW8Num32z0" style:display-name="WW8Num32z0" style:family="text">
      <style:text-properties style:font-name="Symbol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 fo:font-size="8pt" style:font-size-asian="8pt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 style:use-window-font-color="true" fo:font-size="14pt" style:font-size-asian="14pt"/>
    </style:style>
    <style:style style:name="WW8Num39z0" style:display-name="WW8Num39z0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Wingdings"/>
    </style:style>
    <style:style style:name="WW8Num44z0" style:display-name="WW8Num44z0" style:family="text">
      <style:text-properties style:font-name="Wingdings"/>
    </style:style>
    <style:style style:name="WW8Num45z0" style:display-name="WW8Num45z0" style:family="text">
      <style:text-properties style:font-name="Symbol" style:use-window-font-color="true" fo:font-size="14pt" style:font-size-asian="14pt"/>
    </style:style>
    <style:style style:name="WW8Num47z0" style:display-name="WW8Num47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3z0" style:display-name="WW8Num53z0" style:family="text">
      <style:text-properties style:font-name="Symbol"/>
    </style:style>
    <style:style style:name="WW8Num54z0" style:display-name="WW8Num54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0z0" style:display-name="WW8Num60z0" style:family="text">
      <style:text-properties style:font-name="Wingdings"/>
    </style:style>
    <style:style style:name="WW8NumSt5z0" style:display-name="WW8NumSt5z0" style:family="text">
      <style:text-properties style:font-name="Symbol"/>
    </style:style>
    <style:style style:name="Policepardéfaut" style:display-name="Police par défaut" style:family="text"/>
    <style:style style:name="Definitionuser" style:display-name="Definition (user)" style:family="text">
      <style:text-properties fo:font-style="italic" style:font-style-asian="italic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fo:font-size="10pt" style:font-size-asian="10pt"/>
    </style:style>
    <style:style style:name="Keyboard" style:display-name="Keyboard" style:family="text">
      <style:text-properties style:font-name="Courier New" fo:font-weight="bold" style:font-weight-asian="bold" fo:font-size="10pt" style:font-size-asian="10pt"/>
    </style:style>
    <style:style style:name="Example" style:display-name="Example" style:family="text">
      <style:text-properties style:font-name="Courier New"/>
    </style:style>
    <style:style style:name="Fort" style:display-name="Fort" style:family="text">
      <style:text-properties fo:font-weight="bold" style:font-weight-asian="bold"/>
    </style:style>
    <style:style style:name="Machineàécrire" style:display-name="Machine à écrire" style:family="text">
      <style:text-properties style:font-name="Courier New" fo:font-size="10pt" style:font-size-asian="10pt"/>
    </style:style>
    <style:style style:name="Variable" style:display-name="Variable" style:family="text">
      <style:text-properties fo:font-style="italic" style:font-style-asian="italic"/>
    </style:style>
    <style:style style:name="HTMLMarkup" style:display-name="HTML Markup" style:family="text">
      <style:text-properties text:display="none" fo:color="#FF0000"/>
    </style:style>
    <style:style style:name="PageNumber" style:display-name="Page Numbe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Wingdings"/>
    </style:style>
    <text:list-style style:name="WW8Num3" style:display-name="WW8Num3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1" text:start-value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5" style:display-name="WW8Num5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8" style:display-name="WW8Num8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9" style:display-name="WW8Num9">
      <text:list-level-style-bullet text:level="1" text:style-name="WW_CharLFO13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10" style:display-name="WW8Num10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11" style:display-name="WW8Num11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12" style:display-name="WW8Num12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8LVL1" style:family="text">
      <style:text-properties style:font-name="Symbol" style:use-window-font-color="true" fo:font-size="14pt" style:font-size-asian="14pt"/>
    </style:style>
    <text:list-style style:name="WW8Num14" style:display-name="WW8Num14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/>
    </style:style>
    <text:list-style style:name="WW8Num15" style:display-name="WW8Num15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6" style:display-name="WW8Num16">
      <text:list-level-style-bullet text:level="1" text:style-name="WW_CharLFO20LVL1" text:bullet-char="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3" style:num-suffix="." style:num-format="1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number>
      <text:list-level-style-number text:level="4" style:num-suffix="." style:num-format="1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5" style:num-suffix="." style:num-format="1">
        <style:list-level-properties text:space-before="2.6284in" text:min-label-width="0.25in" text:list-level-position-and-space-mode="label-alignment">
          <style:list-level-label-alignment text:label-followed-by="listtab" fo:margin-left="2.8784in" fo:text-indent="-0.25in"/>
        </style:list-level-properties>
      </text:list-level-style-number>
      <text:list-level-style-number text:level="6" style:num-suffix="." style:num-format="1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</text:list-level-style-number>
      <text:list-level-style-number text:level="7" style:num-suffix="." style:num-format="1">
        <style:list-level-properties text:space-before="3.1284in" text:min-label-width="0.25in" text:list-level-position-and-space-mode="label-alignment">
          <style:list-level-label-alignment text:label-followed-by="listtab" fo:margin-left="3.3784in" fo:text-indent="-0.25in"/>
        </style:list-level-properties>
      </text:list-level-style-number>
      <text:list-level-style-number text:level="8" style:num-suffix="." style:num-format="1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9" style:num-suffix="." style:num-format="1">
        <style:list-level-properties text:space-before="3.6284in" text:min-label-width="0.25in" text:list-level-position-and-space-mode="label-alignment">
          <style:list-level-label-alignment text:label-followed-by="listtab" fo:margin-left="3.8784in" fo:text-indent="-0.2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7" style:display-name="WW8Num17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8" style:display-name="WW8Num18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0" style:display-name="WW8Num20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Num21" style:display-name="WW8Num21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2" style:display-name="WW8Num22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5" style:display-name="WW8Num25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7" style:display-name="WW8Num27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Wingdings"/>
    </style:style>
    <text:list-style style:name="WW8Num28" style:display-name="WW8Num28">
      <text:list-level-style-bullet text:level="1" text:style-name="WW_CharLFO3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8Num30" style:display-name="WW8Num30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5LVL1" style:family="text">
      <style:text-properties style:font-name="Symbol" style:use-window-font-color="true" fo:font-size="14pt" style:font-size-asian="14pt"/>
    </style:style>
    <text:list-style style:name="WW8Num31" style:display-name="WW8Num31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6LVL1" style:family="text">
      <style:text-properties style:font-name="Symbol"/>
    </style:style>
    <text:list-style style:name="WW8Num32" style:display-name="WW8Num32">
      <text:list-level-style-bullet text:level="1" text:style-name="WW_CharLFO3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7LVL1" style:family="text">
      <style:text-properties style:font-name="Symbol"/>
    </style:style>
    <text:list-style style:name="WW8Num33" style:display-name="WW8Num33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4" style:display-name="WW8Num34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ymbol" fo:font-size="8pt" style:font-size-asian="8pt"/>
    </style:style>
    <text:list-style style:name="WW8Num35" style:display-name="WW8Num35">
      <text:list-level-style-bullet text:level="1" text:style-name="WW_CharLFO39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37" style:display-name="WW8Num37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style:font-name="Symbol" style:use-window-font-color="true" fo:font-size="14pt" style:font-size-asian="14pt"/>
    </style:style>
    <text:list-style style:name="WW8Num38" style:display-name="WW8Num38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Wingdings"/>
    </style:style>
    <text:list-style style:name="WW8Num39" style:display-name="WW8Num39">
      <text:list-level-style-bullet text:level="1" text:style-name="WW_CharLFO4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0" style:display-name="WW8Num40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style:font-name="Symbol"/>
    </style:style>
    <text:list-style style:name="WW8Num41" style:display-name="WW8Num41">
      <text:list-level-style-bullet text:level="1" text:style-name="WW_CharLFO4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2" style:display-name="WW8Num42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7LVL1" style:family="text">
      <style:text-properties style:font-name="Wingdings"/>
    </style:style>
    <text:list-style style:name="WW8Num43" style:display-name="WW8Num43">
      <text:list-level-style-bullet text:level="1" text:style-name="WW_CharLFO4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8LVL1" style:family="text">
      <style:text-properties style:font-name="Wingdings"/>
    </style:style>
    <text:list-style style:name="WW8Num44" style:display-name="WW8Num44">
      <text:list-level-style-bullet text:level="1" text:style-name="WW_CharLFO4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9LVL1" style:family="text">
      <style:text-properties style:font-name="Symbol" style:use-window-font-color="true" fo:font-size="14pt" style:font-size-asian="14pt"/>
    </style:style>
    <text:list-style style:name="WW8Num45" style:display-name="WW8Num45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1LVL1" style:family="text">
      <style:text-properties style:font-name="Symbol"/>
    </style:style>
    <text:list-style style:name="WW8Num47" style:display-name="WW8Num47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2LVL1" style:family="text">
      <style:text-properties style:font-name="Symbol"/>
    </style:style>
    <text:list-style style:name="WW8Num48" style:display-name="WW8Num48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4LVL1" style:family="text">
      <style:text-properties style:font-name="Symbol"/>
    </style:style>
    <text:list-style style:name="WW8Num50" style:display-name="WW8Num50">
      <text:list-level-style-bullet text:level="1" text:style-name="WW_CharLFO5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6LVL1" style:family="text">
      <style:text-properties style:font-name="Symbol"/>
    </style:style>
    <text:list-style style:name="WW8Num52" style:display-name="WW8Num52">
      <text:list-level-style-bullet text:level="1" text:style-name="WW_CharLFO5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7LVL1" style:family="text">
      <style:text-properties style:font-name="Symbol"/>
    </style:style>
    <text:list-style style:name="WW8Num53" style:display-name="WW8Num53">
      <text:list-level-style-bullet text:level="1" text:style-name="WW_CharLFO57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/>
    </style:style>
    <text:list-style style:name="WW8Num54" style:display-name="WW8Num54">
      <text:list-level-style-bullet text:level="1" text:style-name="WW_CharLFO5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0LVL1" style:family="text">
      <style:text-properties style:font-name="Symbol"/>
    </style:style>
    <text:list-style style:name="WW8Num56" style:display-name="WW8Num56">
      <text:list-level-style-bullet text:level="1" text:style-name="WW_CharLFO6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1LVL1" style:family="text">
      <style:text-properties style:font-name="Symbol"/>
    </style:style>
    <text:list-style style:name="WW8Num57" style:display-name="WW8Num57">
      <text:list-level-style-bullet text:level="1" text:style-name="WW_CharLFO6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3LVL1" style:family="text">
      <style:text-properties style:font-name="Symbol"/>
    </style:style>
    <text:list-style style:name="WW8Num59" style:display-name="WW8Num59">
      <text:list-level-style-bullet text:level="1" text:style-name="WW_CharLFO6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4LVL1" style:family="text">
      <style:text-properties style:font-name="Wingdings"/>
    </style:style>
    <text:list-style style:name="WW8Num60" style:display-name="WW8Num60">
      <text:list-level-style-bullet text:level="1" text:style-name="WW_CharLFO6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2in" fo:margin-left="0.4923in" fo:margin-bottom="0.4902in" fo:margin-right="0.4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style:font-name="Thorndale" fo:font-size="10pt" style:font-size-asian="10pt"/>
    </style:style>
    <style:style style:name="T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6" style:parent-style-name="DefaultParagraphFont" style:family="text">
      <style:text-properties style:font-name="Thorndale" fo:font-size="10pt" style:font-size-asian="10pt"/>
    </style:style>
    <style:style style:name="T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0" style:parent-style-name="DefaultParagraphFont" style:family="text">
      <style:text-properties style:font-name="Thorndale" fo:font-size="10pt" style:font-size-asian="10pt"/>
    </style:style>
    <style:style style:name="T1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4" style:parent-style-name="DefaultParagraphFont" style:family="text">
      <style:text-properties style:font-name="Thorndale" fo:font-size="10pt" style:font-size-asian="10pt"/>
    </style:style>
    <style:style style:name="T1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6" style:parent-style-name="DefaultParagraphFont" style:family="text">
      <style:text-properties style:font-name="Thorndale" fo:font-size="10pt" style:font-size-asian="10pt"/>
    </style:style>
    <style:style style:name="T1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2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P21" style:parent-style-name="Footer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9" style:parent-style-name="DefaultParagraphFont" style:family="text">
      <style:text-properties fo:font-size="10pt" style:font-size-asian="10pt"/>
    </style:style>
    <style:style style:name="T3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2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5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6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7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8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40" style:parent-style-name="DefaultParagraphFont" style:family="text">
      <style:text-properties style:font-name="Wingdings" style:font-name-asian="Wingdings" style:font-name-complex="Wingdings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IUT de Caen <text:s/></text:span><text:span text:style-name="T4"></text:span><text:span text:style-name="T5"></text:span><text:span text:style-name="T6"><text:s/>Campus 3 <text:s/></text:span><text:span text:style-name="T7"></text:span><text:span text:style-name="T8"></text:span><text:span text:style-name="T9"></text:span><text:span text:style-name="T10">Département Informatique <text:s/></text:span><text:span text:style-name="T11"></text:span><text:span text:style-name="T12"></text:span><text:span text:style-name="T13"></text:span><text:span text:style-name="T14"><text:s/>Info 2 <text:s/></text:span><text:span text:style-name="T15"></text:span><text:span text:style-name="T16"><text:s text:c="3"/>année 2013-2014 <text:s/></text:span><text:span text:style-name="T17"></text:span><text:span text:style-name="T18"></text:span><text:span text:style-name="T19"><text:s/></text:span><text:span text:style-name="T20"><text:file-name text:fixed="false" text:display="name-and-extension">exo_marees.odt</text:file-name></text:span></text:p>
      </style:header>
      <style:footer>
        <text:p text:style-name="P21"><text:span text:style-name="T22">E. Porcq <text:s text:c="2"/></text:span><text:span text:style-name="T23"></text:span><text:span text:style-name="T24"></text:span><text:span text:style-name="T25"></text:span><text:span text:style-name="T26"></text:span><text:span text:style-name="T27"><text:s/>Étude de cas : stade d'eau vive (ESI 2000)<text:s/></text:span><text:span text:style-name="T28"></text:span><text:span text:style-name="T29"><text:s text:c="4"/>Exo stade <text:s text:c="2"/></text:span><text:span text:style-name="T30"></text:span><text:span text:style-name="T31"></text:span><text:span text:style-name="T32">Imprimé le 22/01/14<text:s/></text:span><text:span text:style-name="T33"></text:span><text:span text:style-name="T34"></text:span><text:span text:style-name="T35"><text:s/>page<text:s/></text:span><text:span text:style-name="T36"><text:page-number text:fixed="false">5</text:page-number></text:span><text:span text:style-name="T37">/</text:span><text:span text:style-name="T38"><text:page-count>5</text:page-count></text:span><text:span text:style-name="T39"></text:span><text:span text:style-name="T40">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Rémi HAMELIN</meta:initial-creator>
    <dc:creator>Thornydre</dc:creator>
    <meta:creation-date>1999-11-10T19:19:00Z</meta:creation-date>
    <dc:date>2014-01-22T10:51:00Z</dc:date>
    <meta:print-date>2014-01-22T08:44:00Z</meta:print-date>
    <meta:template xlink:href="Normal.dotm" xlink:type="simple"/>
    <meta:editing-cycles>67</meta:editing-cycles>
    <meta:editing-duration>PT19200S</meta:editing-duration>
    <meta:user-defined meta:name="Info 1"/>
    <meta:user-defined meta:name="Info 2"/>
    <meta:user-defined meta:name="Info 3"/>
    <meta:user-defined meta:name="Info 4"/>
    <meta:document-statistic meta:page-count="5" meta:paragraph-count="9" meta:word-count="762" meta:character-count="4950" meta:row-count="34" meta:non-whitespace-character-count="4197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8.678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/>
            <text:p>Coefficient de la marée</text:p>
            <text:p/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95" table:style-name="ce4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hydrographique de pleine mer <text:s text:c="2"/>(en m)</text:p>
            <text:p/>
          </table:table-cell>
          <table:table-cell office:value-type="string" table:style-name="ce3">
            <text:p>7 m</text:p>
          </table:table-cell>
          <table:table-cell office:value-type="string" table:style-name="ce3">
            <text:p>8 m</text:p>
          </table:table-cell>
          <table:table-cell office:value-type="string" table:style-name="ce4">
            <text:p>9 m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iveau NGF de Pleine Mer <text:s/>(PM) <text:s text:c="2"/>(en m)</text:p>
            <text:p/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4 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veau NGF de l’eau dans la réserve à PM + 3 <text:s text:c="2"/>(en m)</text:p>
            <text:p>(vannes totalement relevées)</text:p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3,5 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NGF de l’eau dans la rivière artificielle à PM + 3 (vannes totalement relevées)</text:p>
          </table:table-cell>
          <table:table-cell office:value-type="string" table:style-name="ce3">
            <text:p>0 m</text:p>
          </table:table-cell>
          <table:table-cell office:value-type="string" table:style-name="ce3">
            <text:p>0 m</text:p>
          </table:table-cell>
          <table:table-cell office:value-type="string" table:style-name="ce4">
            <text:p>0 m</text:p>
          </table:table-cell>
          <table:table-cell table:number-columns-repeated="16380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2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orndale" style:font-name-asian="Thorndale" style:font-name-complex="Thorndale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Débit d’utilisation</text:p>
          </table:table-cell>
          <table:table-cell office:value-type="string" table:style-name="ce3">
            <text:p>4 m<text:span text:style-name="T2">3</text:span>.s<text:span text:style-name="T2">-1</text:span></text:p>
          </table:table-cell>
          <table:table-cell office:value-type="string" table:style-name="ce3">
            <text:p>14 m<text:span text:style-name="T2">3</text:span>.s<text:span text:style-name="T2">-1</text:span>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Hauteur minimum d’eau (en m) au dessus du radier permettant d’assurer le débit demandé</text:p>
          </table:table-cell>
          <table:table-cell office:value-type="string" table:style-name="ce4">
            <text:p>0,4 m</text:p>
          </table:table-cell>
          <table:table-cell office:value-type="string" table:style-name="ce4">
            <text:p>0,9 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3">
          <table:table-cell office:value-type="string" table:style-name="ce5">
            <text:p>Volume d’eau utilisable dans la réserve en m<text:span text:style-name="T4">3</text:span><text:s/>(on tiendra compte de la contrainte précédente)</text:p>
          </table:table-cell>
          <table:table-cell office:value-type="string" table:style-name="ce4">
            <text:p>2 000 * 60 * (2 - 0,4) = 192 000 m3</text:p>
          </table:table-cell>
          <table:table-cell office:value-type="string" table:style-name="ce4">
            <text:p>2 000 * 60 * (2 - 0,9) = 132 000 m3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Pendant combien de temps (en h :mn) la réserve pourra t-elle fournir le débit souhaité.</text:p>
          </table:table-cell>
          <table:table-cell office:value-type="string" table:style-name="ce5">
            <text:p>192 000 / 4 / 3 600 = 13h</text:p>
            <text:p>(192 000 / 4 / 60) - (13 * 60) = 20m</text:p>
          </table:table-cell>
          <table:table-cell office:value-type="string" table:style-name="ce5">
            <text:p>132 000 / 14 / 3 600 = 2h</text:p>
            <text:p>(132 000 / 14 / 60) - (2 * 60) = 37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4">
          <table:table-cell office:value-type="string" table:style-name="ce5">
            <text:p>Etant données les contraintes sur les périodes d’utilisation du stade (niveau de la mer &lt; 0 m NGF), <text:s/>le volume utile d’eau sera-t-il totalement utilisé ?</text:p>
          </table:table-cell>
          <table:table-cell office:value-type="string" table:style-name="ce5">
            <text:p>Non car la mer sera remontée</text:p>
            <text:p>au dessus de 0m NGF après</text:p>
            <text:p>seulement 6 heures</text:p>
          </table:table-cell>
          <table:table-cell office:value-type="string" table:style-name="ce5">
            <text:p>Oui, la mer ne sera pas encore remontée au dessus</text:p>
            <text:p>de 0m NGF</text:p>
          </table:table-cell>
          <table:table-cell table:number-columns-repeated="3" table:style-name="ce2"/>
          <table:table-cell table:number-columns-repeated="16378"/>
        </table:table-row>
        <table:table-row table:style-name="ro5">
          <table:table-cell office:value-type="string" table:style-name="ce5">
            <text:p>Combien de temps faut –il pour que le niveau d’eau dans la réserve baisse de 1cm ?</text:p>
          </table:table-cell>
          <table:table-cell office:value-type="string" table:style-name="ce5">
            <text:p>1cm d'eau = 1 200m3</text:p>
            <text:p>1 200 / 4 / 60 = 5 minutes</text:p>
          </table:table-cell>
          <table:table-cell office:value-type="string" table:style-name="ce5">
            <text:p>1cm d'eau = 1 200m3</text:p>
            <text:p>1 200 / 14 / 60 = 1 minute</text:p>
            <text:p>(1 200 / 14) - (1 200 / 4 / 60) = 25 secondes</text:p>
          </table:table-cell>
          <table:table-cell table:number-columns-repeated="253" table:style-name="ce4"/>
          <table:table-cell table:number-columns-repeated="16128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Object 2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3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style:font-name="Thorndale" style:font-name-asian="Thorndale" style:font-name-complex="Thorndale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>Coefficient de la marée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4">
            <text:p>95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descendante, à quelle heure (par rapport à la pleine mer) peut on commencer à utiliser le stade?</text:p>
          </table:table-cell>
          <table:table-cell office:value-type="string" table:style-name="ce7">
            <text:p><text:s text:c="2"/>PM + 3</text:p>
          </table:table-cell>
          <table:table-cell office:value-type="string" table:style-name="ce8">
            <text:p><text:s text:c="2"/>PM + 3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montante, <text:s/>à quelle heure(par rapport à la pleine mer précédente) doit on cesser d’utiliser le stade?</text:p>
          </table:table-cell>
          <table:table-cell office:value-type="string" table:style-name="ce7">
            <text:p><text:s text:c="2"/>PM + 9</text:p>
          </table:table-cell>
          <table:table-cell office:value-type="string" table:style-name="ce9">
            <text:p><text:s text:c="2"/>PM + 9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Entre deux Pleines Mer, quelle est la durée maximale d’utilisation du stade?</text:p>
          </table:table-cell>
          <table:table-cell office:value-type="string" table:style-name="ce10">
            <text:p>9 - 3 = 6h</text:p>
          </table:table-cell>
          <table:table-cell office:value-type="string" table:style-name="ce11">
            <text:p>9 - 3 = 6h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1">
          <table:table-cell table:style-name="ce12"/>
          <table:table-cell table:number-columns-repeated="2" table:style-name="ce5"/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12"/>
          <table:table-cell table:number-columns-repeated="255" table:style-name="ce5"/>
          <table:table-cell table:number-columns-repeated="1612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Object 3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